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5.581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0.471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4.627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7.993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9" office:value-type="string" calcext:value-type="string">
            <text:p>Conductor tiene 23 años o má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9"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9"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9"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9"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8">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9">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10">
          <table:table-cell table:style-name="ce9" office:value-type="string" calcext:value-type="string">
            <text:p>titulo_sillas_footer</text:p>
          </table:table-cell>
          <table:table-cell table:number-columns-repeated="4" table:style-name="ce9" office:value-type="string" calcext:value-type="string">
            <text:p>SILLAS Y ELEVADORES</text:p>
          </table:table-cell>
        </table:table-row>
        <table:table-row table:style-name="ro2">
          <table:table-cell table:style-name="ce9" office:value-type="string" calcext:value-type="string">
            <text:p>contenido_sillas_footer</text:p>
          </table:table-cell>
          <table:table-cell table:number-columns-repeated="4" table:style-name="ce9" office:value-type="string" calcext:value-type="string">
            <text:p>CONTENIDO SOBRE SILLAS Y ELEVADORES</text:p>
          </table:table-cell>
        </table:table-row>
        <table:table-row table:style-name="ro1">
          <table:table-cell table:style-name="ce9" office:value-type="string" calcext:value-type="string">
            <text:p>titulo_nosotros_footer</text:p>
          </table:table-cell>
          <table:table-cell table:number-columns-repeated="4" table:style-name="ce9" office:value-type="string" calcext:value-type="string">
            <text:p>NOSOTROS</text:p>
          </table:table-cell>
        </table:table-row>
        <table:table-row table:style-name="ro2">
          <table:table-cell table:style-name="ce9" office:value-type="string" calcext:value-type="string">
            <text:p>contenido_nosotros_footer</text:p>
          </table:table-cell>
          <table:table-cell table:number-columns-repeated="4" table:style-name="ce9" office:value-type="string" calcext:value-type="string">
            <text:p>CONTENIDO SOBRE NOSOTROS</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Hello U_SUARIO, &lt;br&gt;&lt;br&gt; Thank you for choosing NOOOMBRE_MARCA. &lt;br&gt;&lt;br&gt;This message is a registration confirmation for your NOOOMBRE_COCHEE booking between the dates of FECCHA_INNICIO / FEECHHA_FIIIN. &lt;br&gt;&lt;br&gt; Here are the full details we have received: &lt;br&gt;&lt;br&gt; Registration number: NUMEERRO_RREGISTRO&lt;br&gt; Vehicle: NAME_COCHEE&lt;br&gt; Arrival date: FECCHA_INNICIO - HORRA_INNICIO&lt;br&gt; Departure date: FECCHA_FFIN - HORRA_FINN &lt;br&gt;&lt;br&gt; If you need to make any changes or have any queries, please email me at EMMAIL_MARRCA. &lt;br&gt;&lt;br&gt; Let the holiday countdown begin! &lt;br&gt;&lt;br&gt; BRAND_NAME&lt;br&gt; BRAND_NAME&lt;br&gt; BRAND_ADDRESS&lt;br&gt; BRAND_ADDRESS_1_MARRCCA&lt;br&gt; EMMAIL_MARRCA&lt;br&gt; <text:s text:c="2"/>&lt;/body&gt;&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lt;br&gt;Hola U_SUARIO, &lt;br&gt;&lt;br&gt; Gracias por elegir NOOOMBRE_MARCA. &lt;br&gt;&lt;br&gt; Este mensaje es una confirmacion de registro para su reserva NOOOMBRE_COCHEE entre las fechas de FECCHA_INNICIO / FEECHHA_FIIIN. &lt;br&gt;&lt;br&gt; Aquí están los datos completos que hemos recibido: &lt;br&gt;&lt;br&gt; Número de registro: NUMEERRO_RREGISTRO&lt;br&gt; Vehículo: NOMMBRRE_COCHHE&lt;br&gt; Fecha de llegada: FECCHA_INNICIO – HORRA_INNICIO&lt;br&gt; Fecha de salida: FECCHA_FFIN – HORRA_FINN &lt;br&gt;&lt;br&gt; Si necesitas hacer algún cambio o tienes alguna duda, envíame un correo electrónico a EMMAIL_MARRCA. &lt;br&gt;&lt;br&gt; ¡Que comience la cuenta atrás de las vacaciones! &lt;br&gt;&lt;br&gt; NOMBBRE_MMARCA&lt;br&gt; DIRRECCION_MARCA&lt;br&gt; DIRRECCIOON_1_MARRCCA&lt;br&gt; EMMAIL_MARRCA&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Ciao U_SUARIO, &lt;br&gt;&lt;br&gt; Grazie per aver scelto NOOOMBRE_MARCA. &lt;br&gt;&lt;br&gt;Questo messaggio è una conferma di registrazione per la tua prenotazione NOOOMBRE_COCHEE tra le date di FECCHA_INNICIO / FEECHHA_FIIIN. &lt;br&gt;&lt;br&gt; Ecco i dettagli completi che abbiamo ricevuto: &lt;br&gt;&lt;br&gt; Numero di registrazione: NUMEERRO_Registration&lt;br&gt; Veicolo: NOME_COCHEE&lt;br&gt; Data di arrivo: FECCHA_INNICIO - HORRA_INNICIO&lt;br&gt; Data di partenza: FECCHA_FFIN - HORRA_FINN &lt;br&gt;&lt;br&gt; Se avete bisogno di apportare modifiche o avete domande, inviatemi una mail a EMMAIL_MARRCA. &lt;br&gt;&lt;br&gt; Che il conto alla rovescia delle vacanze abbia inizio! &lt;br&gt;&lt;br&gt;Nome_marchio&lt;br&gt; Nome_marchio&lt;br&gt; Indirizzo_marchio&lt;br&gt; Indirizzo_marchio_1_MARRCCA&lt;br&gt; EMMAIL_MARRCA&lt;br&gt; <text:s/>&lt;/body&gt;&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lt;br&gt;Hallo U_SUARIO, &lt;br&gt;&lt;br&gt; Danke, dass Sie sich für NOOOMBRE_MARCA entschieden haben. &lt;br&gt;&lt;br&gt;Diese Nachricht ist eine Anmeldebestätigung für Ihre NOOOMBRE_COCHEE Buchung zwischen den Terminen FECCHA_INNICIO / FEECHHA_FIIIN. &lt;br&gt;&lt;br&gt; Hier sind die vollständigen Angaben, die wir erhalten haben: &lt;br&gt;&lt;br&gt; Kennzeichen: NUMEERRO_Registrierung&lt;br&gt; Fahrzeug: NAME_COCHEE&lt;br&gt; Ankunftsdatum: FECCHA_INNICIO - HORRA_INNICIO&lt;br&gt; Abfahrtsdatum: FECCHA_FFIN - HORRA_FINN &lt;br&gt;&lt;br&gt; Wenn Sie Änderungen vornehmen müssen oder Fragen haben, senden Sie mir bitte eine E-Mail an EMMAIL_MARRCA. &lt;br&gt;&lt;br&gt; Lasst den Urlaubs-Countdown beginnen! &lt;br&gt;&lt;br&gt; BRAND_NAME&lt;br&gt; BRAND_NAME&lt;br&gt; BRAND_ADDRESS&lt;br&gt; BRAND_ADDRESS_1_MARRCCA&lt;br&gt; EMMAIL_MARRCA&lt;br&gt; &lt;/body&gt;&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1">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2">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5">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9"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number-rows-repeated="22">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3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2">00/00/0000</text:date>, <text:time style:data-style-name="N2" text:time-value="06:43:00.74234440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2T08:39:55.490784812</dc:date>
    <meta:editing-duration>P2DT8H35M28S</meta:editing-duration>
    <meta:editing-cycles>127</meta:editing-cycles>
    <meta:generator>LibreOffice/7.1.3.2$Linux_X86_64 LibreOffice_project/10$Build-2</meta:generator>
    <meta:document-statistic meta:table-count="1" meta:cell-count="1567" meta:object-count="0"/>
  </office:meta>
</office:document-meta>
</file>